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755cm" style:use-optimal-column-width="false"/>
    </style:style>
    <style:style style:name="co2" style:family="table-column">
      <style:table-column-properties style:column-width="1.757cm" style:use-optimal-column-width="false"/>
    </style:style>
    <style:style style:name="ro1" style:family="table-row">
      <style:table-row-properties style:row-height="1.584cm"/>
    </style:style>
    <style:style style:name="ro2" style:family="table-row">
      <style:table-row-properties style:row-height="0.942cm"/>
    </style:style>
    <style:style style:name="ro3" style:family="table-row">
      <style:table-row-properties style:row-height="1.588cm"/>
    </style:style>
    <style:style style:name="ce1" style:family="table-cell">
      <style:graphic-properties style:repeat="repeat"/>
      <style:paragraph-properties style:text-autospace="none"/>
      <style:text-properties fo:font-size="12pt" style:font-size-asian="12pt" style:font-size-complex="12pt"/>
    </style:style>
    <style:style style:name="P1" style:family="paragraph">
      <style:paragraph-properties style:text-autospace="none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778cm" svg:height="6.639cm" svg:x="10.857cm" svg:y="1.624cm">
          <table:table table:template-name="gray" table:use-first-row-styles="true" table:use-first-column-styles="true"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Col 3</text:p>
              </table:table-cell>
              <table:table-cell>
                <text:p text:style-name="P1">Col 2</text:p>
              </table:table-cell>
              <table:table-cell>
                <text:p text:style-name="P1">Col 1</text:p>
              </table:table-cell>
              <table:table-cell>
                <text:p text:style-name="P1">Col 0</text:p>
              </table:table-cell>
            </table:table-row>
            <table:table-row table:style-name="ro1" table:default-cell-style-name="ce1">
              <table:table-cell>
                <text:p text:style-name="P1">Row 3</text:p>
              </table:table-cell>
              <table:table-cell>
                <text:p text:style-name="P1">B_down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Row 2</text:p>
              </table:table-cell>
              <table:table-cell>
                <text:p text:style-name="P1">B_up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">Row 1</text:p>
              </table:table-cell>
              <table:table-cell>
                <text:p text:style-name="P1">B_sel</text:p>
              </table:table-cell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">Row 0</text:p>
              </table:table-cell>
              <table:table-cell>
                <text:p text:style-name="P1">B_menu</text:p>
              </table:table-cell>
              <table:table-cell/>
              <table:table-cell/>
              <table:table-cell>
                <text:p text:style-name="P1">B_mod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4.572cm" svg:height="12.065cm" svg:x="4.81cm" svg:y="5.699cm">
          <text:p text:style-name="P2">Processor</text:p>
          <text:p text:style-name="P2"><text:s/>Boa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508cm" svg:x="3.667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0.508cm" svg:x="6.334cm" svg:y="1.63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556cm" svg:height="1.143cm" svg:x="4.556cm" svg:y="2.397cm">
          <draw:text-box>
            <text:p>Headers</text:p>
          </draw:text-box>
        </draw:frame>
        <draw:custom-shape draw:style-name="gr1" draw:text-style-name="P2" draw:layer="layout" svg:width="1.778cm" svg:height="1.778cm" svg:x="1.635cm" svg:y="4.81cm">
          <text:p text:style-name="P2">Re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.635cm" svg:y="8.239cm">
          <text:p text:style-name="P2">Wist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.762cm" svg:y="11.922cm">
          <text:p text:style-name="P2">Th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778cm" svg:height="1.778cm" svg:x="1.762cm" svg:y="15.732cm">
          <text:p text:style-name="P2">Slop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zymanski</meta:initial-creator>
    <meta:creation-date>2022-05-03T08:58:54.48</meta:creation-date>
    <meta:generator>OpenOffice/4.1.11$Win32 OpenOffice.org_project/4111m1$Build-9808</meta:generator>
    <dc:date>2022-05-03T09:08:19.88</dc:date>
    <dc:creator>john szymanski</dc:creator>
    <meta:editing-duration>PT9M25S</meta:editing-duration>
    <meta:editing-cycles>2</meta:editing-cycles>
    <meta:document-statistic meta:object-count="9"/>
  </office:meta>
</office:document-meta>
</file>